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37a1c" officeooo:paragraph-rsid="00037a1c"/>
    </style:style>
    <style:style style:name="P2" style:family="paragraph" style:parent-style-name="Standard">
      <style:text-properties officeooo:rsid="0001d114" officeooo:paragraph-rsid="0001d114"/>
    </style:style>
    <style:style style:name="P3" style:family="paragraph" style:parent-style-name="Standard">
      <style:text-properties officeooo:rsid="0001d114" officeooo:paragraph-rsid="00037a1c"/>
    </style:style>
    <style:style style:name="P4" style:family="paragraph" style:parent-style-name="Standard">
      <style:text-properties officeooo:rsid="00043891" officeooo:paragraph-rsid="00043891"/>
    </style:style>
    <style:style style:name="P5" style:family="paragraph" style:parent-style-name="Standard">
      <style:text-properties style:text-position="0% 100%" officeooo:rsid="00037a1c" officeooo:paragraph-rsid="00037a1c"/>
    </style:style>
    <style:style style:name="P6" style:family="paragraph" style:parent-style-name="Standard">
      <style:text-properties style:text-position="0% 100%" officeooo:rsid="00043891" officeooo:paragraph-rsid="00043891"/>
    </style:style>
    <style:style style:name="P7" style:family="paragraph" style:parent-style-name="Standard" style:list-style-name="L1">
      <style:text-properties officeooo:rsid="0001d114" officeooo:paragraph-rsid="0001d114"/>
    </style:style>
    <style:style style:name="P8" style:family="paragraph" style:parent-style-name="Standard">
      <style:text-properties style:text-position="0% 100%" officeooo:rsid="00043891" officeooo:paragraph-rsid="00043891"/>
    </style:style>
    <style:style style:name="T1" style:family="text">
      <style:text-properties style:text-position="sub 58%" officeooo:rsid="00037a1c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37a1c"/>
    </style:style>
    <style:style style:name="T4" style:family="text">
      <style:text-properties style:text-position="0% 100%" officeooo:rsid="0007a8be"/>
    </style:style>
    <style:style style:name="T5" style:family="text">
      <style:text-properties officeooo:rsid="00063bc9"/>
    </style:style>
    <style:style style:name="T6" style:family="text">
      <style:text-properties officeooo:rsid="0007a8b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pe Java2</text:p>
      <text:p text:style-name="P2"/>
      <text:p text:style-name="P2">Mitglieder:</text:p>
      <text:list xml:id="list4300580174730346327" text:style-name="L1">
        <text:list-item>
          <text:p text:style-name="P7">Sascha Knapp (Teamleiter)</text:p>
        </text:list-item>
        <text:list-item>
          <text:p text:style-name="P7">Paul Söldner</text:p>
        </text:list-item>
        <text:list-item>
          <text:p text:style-name="P7">Dirk Jüptner</text:p>
        </text:list-item>
        <text:list-item>
          <text:p text:style-name="P7">(Maik Pohl, bis Ende Januar)</text:p>
        </text:list-item>
      </text:list>
      <text:p text:style-name="P2"/>
      <text:p text:style-name="P3">Wir gehen davon aus eine Sammlung an Messpunkten der Form p<text:span text:style-name="T1">i </text:span><text:span text:style-name="T3">= (x</text:span><text:span text:style-name="T1">i</text:span><text:span text:style-name="T3">,y</text:span><text:span text:style-name="T1">i</text:span><text:span text:style-name="T3">,z</text:span><text:span text:style-name="T1">i</text:span><text:span text:style-name="T3">) als Input zu haben, die sich nach </text:span><text:span text:style-name="T4">konstanten</text:span><text:span text:style-name="T3"> x bzw. y Werten gruppieren lassen. </text:span></text:p>
      <text:p text:style-name="P5">Für jede dieser Gruppen wird eine Regressionsparab<text:span text:style-name="T5">el</text:span> berechnet, welche die z-Werte approximiert.</text:p>
      <text:p text:style-name="P5"/>
      <text:p text:style-name="P5">Zum <text:span text:style-name="T6">T</text:span>esten unserer Algorithmen <text:span text:style-name="T5">haben wir vor, </text:span>die <text:span text:style-name="T6">f</text:span>olgenden Testdaten <text:span text:style-name="T5">zu verwenden</text:span>:</text:p>
      <text:p text:style-name="P5"/>
      <text:p text:style-name="P6">f(x,y) = 100 – (x² + y²)</text:p>
      <text:p text:style-name="P6"/>
      <text:p text:style-name="P4"><text:span text:style-name="T2">D: x = 0; y=0; x=y; </text:span><text:span text:style-name="T2"><draw:frame draw:style-name="fr1" draw:name="Objekt1" text:anchor-type="as-char" svg:y="-0.189in" svg:width="1.0453in" svg:height="0.2366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/>
      <text:p text:style-name="P6"><draw:frame draw:style-name="fr2" draw:name="Object1" text:anchor-type="paragraph" svg:x="3.6398in" svg:y="0.0043in" svg:width="2.6154in" svg:height="5.8339in" draw:z-index="1"><draw:object xlink:href="./Object 2" xlink:type="simple" xlink:show="embed" xlink:actuate="onLoad"/><draw:image xlink:href="./ObjectReplacements/Object 2" xlink:type="simple" xlink:show="embed" xlink:actuate="onLoad"/></draw:frame>imaginäre Me<text:span text:style-name="T6">ss</text:span>punkte: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7a1c" officeooo:paragraph-rsid="00037a1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tokoll Freitag 06.01.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1:53:35.463731225</meta:creation-date>
    <dc:date>2017-01-06T17:08:27.080640925</dc:date>
    <meta:editing-duration>PT1H40M9S</meta:editing-duration>
    <meta:editing-cycles>5</meta:editing-cycles>
    <meta:generator>LibreOffice/5.1.4.2$Linux_X86_64 LibreOffice_project/10m0$Build-2</meta:generator>
    <meta:document-statistic meta:table-count="0" meta:image-count="0" meta:object-count="2" meta:page-count="1" meta:paragraph-count="13" meta:word-count="90" meta:character-count="530" meta:non-whitespace-character-count="457"/>
  </office:meta>
</office:document-meta>
</file>

<file path=Object 1/content.xml><?xml version="1.0" encoding="utf-8"?>
<math xmlns="http://www.w3.org/1998/Math/MathML" display="block">
  <semantics>
    <mrow>
      <mi>y</mi>
      <mo stretchy="false">=</mo>
      <msqrt>
        <mrow>
          <mo fence="true" stretchy="false">(</mo>
          <mrow>
            <mrow>
              <msup>
                <mn>10</mn>
                <mn>2</mn>
              </msup>
              <mo stretchy="false">−</mo>
              <msup>
                <mi>x</mi>
                <mn>2</mn>
              </msup>
            </mrow>
          </mrow>
          <mo fence="true" stretchy="false">)</mo>
        </mrow>
      </msqrt>
    </mrow>
    <annotation encoding="StarMath 5.0">y = sqrt( 10 sup 2 - x sup 2 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50-([.A2]*[.A2]+[.B2]*[.B2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50-([.A3]*[.A3]+[.B3]*[.B3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50-([.A4]*[.A4]+[.B4]*[.B4]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50-([.A5]*[.A5]+[.B5]*[.B5]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50-([.A6]*[.A6]+[.B6]*[.B6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50-([.A7]*[.A7]+[.B7]*[.B7])"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50-([.A8]*[.A8]+[.B8]*[.B8]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50-([.A9]*[.A9]+[.B9]*[.B9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50-([.A10]*[.A10]+[.B10]*[.B10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50-([.A11]*[.A11]+[.B11]*[.B11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50-([.A12]*[.A12]+[.B12]*[.B12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50-([.A13]*[.A13]+[.B13]*[.B13])"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150-([.A14]*[.A14]+[.B14]*[.B14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50-([.A15]*[.A15]+[.B15]*[.B15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50-([.A16]*[.A16]+[.B16]*[.B16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50-([.A17]*[.A17]+[.B17]*[.B1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50-([.A18]*[.A18]+[.B18]*[.B18])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150-([.A19]*[.A19]+[.B19]*[.B19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50-([.A20]*[.A20]+[.B20]*[.B20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50-([.A21]*[.A21]+[.B21]*[.B21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50-([.A22]*[.A22]+[.B22]*[.B22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50-([.A23]*[.A23]+[.B23]*[.B23])"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150-([.A24]*[.A24]+[.B24]*[.B24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50-([.A25]*[.A25]+[.B25]*[.B25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50-([.A26]*[.A26]+[.B26]*[.B26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150-([.A27]*[.A27]+[.B27]*[.B27])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150-([.A28]*[.A28]+[.B28]*[.B28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50-([.A29]*[.A29]+[.B29]*[.B29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150-([.A30]*[.A30]+[.B30]*[.B30])"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150-([.A31]*[.A31]+[.B31]*[.B31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150-([.A32]*[.A32]+[.B32]*[.B32])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150-([.A33]*[.A33]+[.B33]*[.B33])"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7:05:46.1573727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